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Diode</text:p>
          </table:table-cell>
          <table:table-cell table:style-name="ce1" office:value-type="string" calcext:value-type="string">
            <text:p>Fluence (p/cm^2)</text:p>
          </table:table-cell>
          <table:table-cell table:style-name="ce1" office:value-type="string" calcext:value-type="string">
            <text:p>Fluence Error (p/cm^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0000000000" calcext:value-type="float">
            <text:p>1.09E+12</text:p>
          </table:table-cell>
          <table:table-cell table:formula="of:=[.B2]*0.07" office:value-type="float" office:value="76300000000" calcext:value-type="float">
            <text:p>7.63E+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0000000000" calcext:value-type="float">
            <text:p>1.09E+12</text:p>
          </table:table-cell>
          <table:table-cell table:formula="of:=[.B3]*0.07" office:value-type="float" office:value="76300000000" calcext:value-type="float">
            <text:p>7.63E+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40000000000" calcext:value-type="float">
            <text:p>7.44E+12</text:p>
          </table:table-cell>
          <table:table-cell table:formula="of:=[.B4]*0.07" office:value-type="float" office:value="520800000000" calcext:value-type="float">
            <text:p>5.21E+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40000000000" calcext:value-type="float">
            <text:p>7.44E+12</text:p>
          </table:table-cell>
          <table:table-cell table:formula="of:=[.B5]*0.07" office:value-type="float" office:value="520800000000" calcext:value-type="float">
            <text:p>5.21E+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100000000000" calcext:value-type="float">
            <text:p>2.41E+13</text:p>
          </table:table-cell>
          <table:table-cell table:formula="of:=[.B6]*0.07" office:value-type="float" office:value="1687000000000" calcext:value-type="float">
            <text:p>1.69E+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100000000000" calcext:value-type="float">
            <text:p>2.41E+13</text:p>
          </table:table-cell>
          <table:table-cell table:formula="of:=[.B7]*0.07" office:value-type="float" office:value="1687000000000" calcext:value-type="float">
            <text:p>1.69E+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600000000000" calcext:value-type="float">
            <text:p>9.66E+13</text:p>
          </table:table-cell>
          <table:table-cell table:formula="of:=[.B8]*0.07" office:value-type="float" office:value="6762000000000" calcext:value-type="float">
            <text:p>6.76E+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600000000000" calcext:value-type="float">
            <text:p>9.66E+13</text:p>
          </table:table-cell>
          <table:table-cell table:formula="of:=[.B9]*0.07" office:value-type="float" office:value="6762000000000" calcext:value-type="float">
            <text:p>6.76E+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6:01:52.101316195</meta:creation-date>
    <dc:date>2018-09-05T16:07:49.822308174</dc:date>
    <meta:editing-duration>PT5M59S</meta:editing-duration>
    <meta:editing-cycles>2</meta:editing-cycles>
    <meta:generator>LibreOffice/5.3.6.1$Linux_X86_64 LibreOffice_project/30$Build-1</meta:generator>
    <meta:document-statistic meta:table-count="1" meta:cell-count="27" meta:object-count="0"/>
  </office:meta>
</office:document-meta>
</file>